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, Arial_EmbeddedFont, Arial_MSFontService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9b8ff"/>
    </style:style>
    <style:style style:name="P2" style:family="paragraph" style:parent-style-name="Text_20_body">
      <style:paragraph-properties fo:text-align="start" style:justify-single-word="false"/>
      <style:text-properties officeooo:paragraph-rsid="0020b46b"/>
    </style:style>
    <style:style style:name="P3" style:family="paragraph" style:parent-style-name="Standard">
      <style:paragraph-properties fo:text-align="center" style:justify-single-word="false"/>
      <style:text-properties fo:font-size="16pt" officeooo:paragraph-rsid="0019b8ff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style:font-name="Arial" fo:font-size="18pt" fo:font-style="italic" fo:font-weight="normal" officeooo:rsid="001136e0" officeooo:paragraph-rsid="0020b46b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4pt" fo:font-style="normal" fo:font-weight="normal" officeooo:rsid="01477c4a" officeooo:paragraph-rsid="0019b8ff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 fo:font-style="normal" fo:font-weight="bold" officeooo:rsid="023c862e" officeooo:paragraph-rsid="0020b46b" fo:background-color="transparent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Text_20_body">
      <style:paragraph-properties fo:text-align="start" style:justify-single-word="false"/>
      <style:text-properties style:font-name="Arial" fo:font-size="14pt" fo:font-style="normal" fo:font-weight="bold" officeooo:rsid="0236a43a" officeooo:paragraph-rsid="0020b46b" fo:background-color="transparent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Text_20_body">
      <style:paragraph-properties fo:text-align="start" style:justify-single-word="false"/>
      <style:text-properties style:font-name="Arial" fo:font-size="14pt" fo:font-style="normal" fo:font-weight="bold" officeooo:rsid="0024eb43" officeooo:paragraph-rsid="004576f2" fo:background-color="transparent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6pt" fo:font-style="italic" fo:font-weight="normal" officeooo:rsid="001136e0" officeooo:paragraph-rsid="0019b8ff" fo:background-color="transparent" style:font-size-asian="16pt" style:font-style-asian="italic" style:font-weight-asian="normal" style:font-size-complex="16pt" style:font-style-complex="italic" style:font-weight-complex="normal"/>
    </style:style>
    <style:style style:name="P10" style:family="paragraph" style:parent-style-name="Text_20_body">
      <style:paragraph-properties fo:text-align="start" style:justify-single-word="false"/>
      <style:text-properties fo:font-variant="normal" fo:text-transform="none" style:font-name="Arial" fo:font-size="11pt" fo:language="en" fo:country="GB" fo:font-style="normal" fo:font-weight="normal" officeooo:rsid="00377444" officeooo:paragraph-rsid="004f7bfb" fo:background-color="#000000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Text_20_body">
      <style:paragraph-properties fo:text-align="start" style:justify-single-word="false"/>
      <style:text-properties style:font-name="Arial" fo:font-size="11pt" fo:font-style="normal" fo:font-weight="normal" officeooo:rsid="00377444" officeooo:paragraph-rsid="004f7bfb" fo:background-color="#000000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Text_20_body">
      <style:paragraph-properties fo:text-align="start" style:justify-single-word="false"/>
      <style:text-properties style:font-name="Arial" fo:font-size="14pt" fo:font-style="normal" fo:font-weight="bold" officeooo:rsid="0024eb43" officeooo:paragraph-rsid="004f7bfb" fo:background-color="transparent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variant="normal" fo:text-transform="none" style:font-name="Arial1" fo:font-size="14pt" fo:language="en" fo:country="GB" fo:font-style="normal" fo:font-weight="bold" officeooo:rsid="02f45a23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variant="normal" fo:text-transform="none" style:font-name="Arial1" fo:font-size="14pt" fo:language="en" fo:country="GB" fo:font-style="normal" fo:font-weight="bold" officeooo:rsid="01477c4a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style:font-name="Arial1" fo:language="en" fo:country="GB" officeooo:rsid="02481736" style:font-weight-asian="normal" style:font-weight-complex="normal"/>
    </style:style>
    <style:style style:name="T4" style:family="text">
      <style:text-properties fo:font-variant="normal" fo:text-transform="none" style:font-name="Arial1" fo:language="en" fo:country="GB" officeooo:rsid="024b2ff2" style:font-weight-asian="normal" style:font-weight-complex="normal"/>
    </style:style>
    <style:style style:name="T5" style:family="text">
      <style:text-properties fo:font-variant="normal" fo:text-transform="none" style:font-name="Arial1" fo:language="en" fo:country="GB" officeooo:rsid="00226982" style:font-weight-asian="normal" style:font-weight-complex="normal"/>
    </style:style>
    <style:style style:name="T6" style:family="text">
      <style:text-properties fo:font-variant="normal" fo:text-transform="none" style:font-name="Arial1" fo:language="en" fo:country="GB" officeooo:rsid="0365d7e2" style:font-weight-asian="normal" style:font-weight-complex="normal"/>
    </style:style>
    <style:style style:name="T7" style:family="text">
      <style:text-properties fo:font-variant="normal" fo:text-transform="none" style:font-name="Arial1" fo:language="en" fo:country="GB" officeooo:rsid="0365d7e2" fo:background-color="#ffff00" loext:char-shading-value="0" style:font-weight-asian="normal" style:font-weight-complex="normal"/>
    </style:style>
    <style:style style:name="T8" style:family="text">
      <style:text-properties fo:font-variant="normal" fo:text-transform="none" style:font-name="Arial" fo:font-size="14pt" fo:language="en" fo:country="GB" fo:font-style="normal" fo:font-weight="bold" officeooo:rsid="023c862e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9" style:family="text">
      <style:text-properties fo:font-variant="normal" fo:text-transform="none" style:font-name="Arial" fo:font-size="18pt" fo:language="en" fo:country="GB" fo:font-style="italic" fo:font-weight="normal" officeooo:rsid="02481736" fo:background-color="transparent" loext:char-shading-value="0" style:font-size-asian="18pt" style:font-style-asian="italic" style:font-weight-asian="normal" style:font-size-complex="18pt" style:font-style-complex="italic" style:font-weight-complex="normal"/>
    </style:style>
    <style:style style:name="T10" style:family="text">
      <style:text-properties fo:font-variant="normal" fo:text-transform="none" fo:language="en" fo:country="GB"/>
    </style:style>
    <style:style style:name="T11" style:family="text">
      <style:text-properties fo:font-variant="normal" fo:text-transform="none" fo:language="en" fo:country="GB" officeooo:rsid="0236a43a" fo:background-color="#ffff00" loext:char-shading-value="0"/>
    </style:style>
    <style:style style:name="T12" style:family="text">
      <style:text-properties fo:font-variant="normal" fo:text-transform="none" fo:language="en" fo:country="GB" officeooo:rsid="0236a43a"/>
    </style:style>
    <style:style style:name="T13" style:family="text">
      <style:text-properties fo:font-variant="normal" fo:text-transform="none" fo:language="en" fo:country="GB" officeooo:rsid="023d0ec2"/>
    </style:style>
    <style:style style:name="T14" style:family="text">
      <style:text-properties fo:font-variant="normal" fo:text-transform="none" fo:language="en" fo:country="GB" officeooo:rsid="00269263"/>
    </style:style>
    <style:style style:name="T15" style:family="text">
      <style:text-properties fo:font-variant="normal" fo:text-transform="none" fo:language="en" fo:country="GB" officeooo:rsid="00520da9"/>
    </style:style>
    <style:style style:name="T16" style:family="text">
      <style:text-properties fo:font-variant="normal" fo:text-transform="none" fo:font-size="11pt" fo:language="en" fo:country="GB" fo:font-weight="normal" officeooo:rsid="00377444" fo:background-color="#000000" loext:char-shading-value="0" style:font-size-asian="11pt" style:font-weight-asian="normal" style:font-size-complex="11pt" style:font-weight-complex="normal"/>
    </style:style>
    <style:style style:name="T17" style:family="text">
      <style:text-properties fo:font-variant="normal" fo:text-transform="none" fo:font-size="14pt" fo:language="en" fo:country="GB" fo:font-weight="bold" officeooo:rsid="00269263" fo:background-color="transparent" loext:char-shading-value="0" style:font-size-asian="14pt" style:font-weight-asian="bold" style:font-size-complex="14pt" style:font-weight-complex="bold"/>
    </style:style>
    <style:style style:name="T18" style:family="text">
      <style:text-properties style:font-name="Arial" fo:font-weight="bold" style:font-weight-asian="bold" style:font-weight-complex="bold"/>
    </style:style>
    <style:style style:name="T19" style:family="text">
      <style:text-properties style:font-name="Arial" fo:font-weight="bold" officeooo:rsid="0002a7c7" style:font-weight-asian="bold" style:font-weight-complex="bold"/>
    </style:style>
    <style:style style:name="T20" style:family="text">
      <style:text-properties style:font-name="Arial" fo:font-weight="bold" officeooo:rsid="0019b8ff" style:font-weight-asian="bold" style:font-weight-complex="bold"/>
    </style:style>
    <style:style style:name="T21" style:family="text">
      <style:text-properties style:font-name="Arial" fo:font-weight="bold" officeooo:rsid="00520da9" style:font-weight-asian="bold" style:font-weight-complex="bold"/>
    </style:style>
    <style:style style:name="T22" style:family="text">
      <style:text-properties style:font-name="Arial" fo:font-size="18pt" fo:font-weight="bold" officeooo:rsid="00377444" style:font-size-asian="18pt" style:font-weight-asian="bold" style:font-size-complex="18pt" style:font-weight-complex="bold"/>
    </style:style>
    <style:style style:name="T23" style:family="text">
      <style:text-properties style:font-name="Arial" fo:font-size="18pt" fo:font-weight="bold" officeooo:rsid="0002a7c7" style:font-size-asian="18pt" style:font-weight-asian="bold" style:font-size-complex="18pt" style:font-weight-complex="bold"/>
    </style:style>
    <style:style style:name="T24" style:family="text">
      <style:text-properties style:font-name="Arial" fo:font-size="22pt" fo:font-weight="bold" officeooo:rsid="0002a7c7" style:font-size-asian="22pt" style:font-weight-asian="bold" style:font-size-complex="22pt" style:font-weight-complex="bold"/>
    </style:style>
    <style:style style:name="T25" style:family="text">
      <style:text-properties style:font-name="Arial" fo:font-size="14pt" fo:font-style="normal" fo:font-weight="bold" officeooo:rsid="01e6a8e4" style:font-size-asian="14pt" style:font-style-asian="normal" style:font-weight-asian="bold" style:font-size-complex="14pt" style:font-style-complex="normal" style:font-weight-complex="bold"/>
    </style:style>
    <style:style style:name="T26" style:family="text">
      <style:text-properties style:font-name="Arial" fo:font-size="14pt" fo:font-style="normal" fo:font-weight="bold" officeooo:rsid="00377444" style:font-size-asian="14pt" style:font-style-asian="normal" style:font-weight-asian="bold" style:font-size-complex="14pt" style:font-style-complex="normal" style:font-weight-complex="bold"/>
    </style:style>
    <style:style style:name="T27" style:family="text">
      <style:text-properties style:font-name="Arial" fo:font-size="14pt" fo:font-style="normal" fo:font-weight="bold" officeooo:rsid="0039eb1f" style:font-size-asian="14pt" style:font-style-asian="normal" style:font-weight-asian="bold" style:font-size-complex="14pt" style:font-style-complex="normal" style:font-weight-complex="bold"/>
    </style:style>
    <style:style style:name="T28" style:family="text">
      <style:text-properties officeooo:rsid="02481736"/>
    </style:style>
    <style:style style:name="T29" style:family="text">
      <style:text-properties officeooo:rsid="0050369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8">Hamelin et al., 2023 project</text:span><text:span text:style-name="T19">: </text:span><text:span text:style-name="T21">plotting</text:span><text:span text:style-name="T19"> </text:span><text:span text:style-name="T20">on</text:span><text:span text:style-name="T22"> ALICE HPC.</text:span><text:span text:style-name="T23"><text:line-break/></text:span><text:span text:style-name="T24">By: Bashar Al-Smadi</text:span></text:p>
      <text:p text:style-name="P1"><text:span text:style-name="T25">1</text:span><text:span text:style-name="T26">. Navigate to Your Project Directory</text:span><text:span text:style-name="T27">:</text:span></text:p>
      <text:p text:style-name="P9">cd $SCRATCHDIR//STAR_alignment/featureCounts_output_filtered</text:p>
      <text:p text:style-name="P5"/>
      <text:p text:style-name="P2"><text:span text:style-name="T1">2</text:span><text:span text:style-name="T2">. </text:span><text:span text:style-name="T8">Open R :<text:line-break/></text:span><text:span text:style-name="T9">module load R/4.3.1</text:span></text:p>
      <text:p text:style-name="P6"/>
      <text:p text:style-name="P6">then:</text:p>
      <text:p text:style-name="P6"/>
      <text:p text:style-name="P4"><text:span text:style-name="T28">rstudio</text:span><text:line-break/></text:p>
      <text:p text:style-name="P7"><text:span text:style-name="T5">3</text:span><text:span text:style-name="T3">.</text:span><text:span text:style-name="T6"> </text:span><text:span text:style-name="T7">Inside R:</text:span><text:span text:style-name="T6"> Save the new R script by clicking on "File" &gt; "Save As". </text:span><text:span text:style-name="T4">Give it a name</text:span><text:span text:style-name="T6">, "coverage_tracks_read_counts.R". Make sure to save the script in the same directory as your featureCounts_output_filtered folder</text:span></text:p>
      <text:p text:style-name="P8"><text:span text:style-name="T6">4. </text:span><text:span text:style-name="T11">Inside R:</text:span><text:span text:style-name="T12"> </text:span><text:span text:style-name="T13">Copy and paste the following code into your new R script </text:span><text:span text:style-name="T15">and run it step by step using ctrl + enter</text:span><text:span text:style-name="T13">:<text:line-break/></text:span><text:span text:style-name="T14">```</text:span></text:p>
      <text:p text:style-name="P10"># Install devtools if not already installed</text:p>
      <text:p text:style-name="P10">if (!require("devtools")) install.packages("devtools")</text:p>
      <text:p text:style-name="P10"/>
      <text:p text:style-name="P10"># Install the QUIC package from source</text:p>
      <text:p text:style-name="P10">devtools::install_url("https://cran.r-project.org/src/contrib/Archive/QUIC/QUIC_1.1.tar.gz", repos = NULL, type = "source")</text:p>
      <text:p text:style-name="P10"/>
      <text:p text:style-name="P10"># Install the griph package from GitHub</text:p>
      <text:p text:style-name="P10">devtools::install_github("ppapasaikas/griph/griph")</text:p>
      <text:p text:style-name="P10"/>
      <text:p text:style-name="P10">library(griph)</text:p>
      <text:p text:style-name="P10"/>
      <text:p text:style-name="P10">install.packages("BiocManager")</text:p>
      <text:p text:style-name="P10">BiocManager::install("scater")</text:p>
      <text:p text:style-name="P10">BiocManager::install("scran")</text:p>
      <text:p text:style-name="P10">BiocManager::install("fgsea")</text:p>
      <text:p text:style-name="P10"><text:soft-page-break/>BiocManager::install("msigdb")</text:p>
      <text:p text:style-name="P10">BiocManager::install("msigdbr")</text:p>
      <text:p text:style-name="P10"/>
      <text:p text:style-name="P10"># Load required packages</text:p>
      <text:p text:style-name="P10">library(scater)</text:p>
      <text:p text:style-name="P10">library(scran)</text:p>
      <text:p text:style-name="P10">library(Rtsne)</text:p>
      <text:p text:style-name="P10">library(umap)</text:p>
      <text:p text:style-name="P10">library(igraph)</text:p>
      <text:p text:style-name="P10">library(plotly)</text:p>
      <text:p text:style-name="P10"/>
      <text:p text:style-name="P10"/>
      <text:p text:style-name="P10"/>
      <text:p text:style-name="P10"># Read in the log-normalized counts data</text:p>
      <text:p text:style-name="P10">counts &lt;- read.csv("re_analysis_CCcorrected_logcounts.csv", row.names = 1)</text:p>
      <text:p text:style-name="P10"/>
      <text:p text:style-name="P10"># Create a SingleCellExperiment object</text:p>
      <text:p text:style-name="P10">sce &lt;- SingleCellExperiment(assays = list(logcounts = as.matrix(counts)))</text:p>
      <text:p text:style-name="P10"/>
      <text:p text:style-name="P10"/>
      <text:p text:style-name="P10">gc()</text:p>
      <text:p text:style-name="P10"/>
      <text:p text:style-name="P10"># Compute PCA</text:p>
      <text:p text:style-name="P10">sce &lt;- runPCA(sce, exprs_values = "logcounts")</text:p>
      <text:p text:style-name="P10"/>
      <text:p text:style-name="P10"># Compute t-SNE</text:p>
      <text:p text:style-name="P10">set.seed(123)</text:p>
      <text:p text:style-name="P10">sce &lt;- runTSNE(sce, dimred = "PCA", perplexity = 30)</text:p>
      <text:p text:style-name="P10"/>
      <text:p text:style-name="P10"># Compute UMAP</text:p>
      <text:p text:style-name="P10">set.seed(123)</text:p>
      <text:p text:style-name="P10">sce &lt;- runUMAP(sce, dimred = "PCA")</text:p>
      <text:p text:style-name="P10"/>
      <text:p text:style-name="P10"># Build nearest-neighbor graph using t-SNE</text:p>
      <text:p text:style-name="P10"><text:soft-page-break/>g_tsne &lt;- buildSNNGraph(sce, use.dimred = "TSNE")</text:p>
      <text:p text:style-name="P10"/>
      <text:p text:style-name="P10"># Extract model IDs from cell names</text:p>
      <text:p text:style-name="P10">#header row format: `s&lt;ID&gt;_mouse&lt;ID&gt;_&lt;modelID&gt;_&lt;tissueType&gt;_&lt;cellDescription&gt;`</text:p>
      <text:p text:style-name="P10">sce$model &lt;- ifelse(grepl("^s\\d+_mouse\\d+_HBRX\\d+_", colnames(sce)),</text:p>
      <text:p text:style-name="P10"><text:s text:c="20"/>sub("^s\\d+_mouse\\d+_(HBRX\\d+)_.*", "\\1", colnames(sce)),</text:p>
      <text:p text:style-name="P10"><text:s text:c="20"/>ifelse(grepl("^s\\d+_mouse\\d+_MDAMB231_", colnames(sce)),</text:p>
      <text:p text:style-name="P10"><text:s text:c="27"/>"MDAMB231", "MDAMB231"))</text:p>
      <text:p text:style-name="P10"/>
      <text:p text:style-name="P10">sce$model &lt;- sub("HBRX3078", "PDX1", sce$model)</text:p>
      <text:p text:style-name="P10">sce$model &lt;- sub("HBRX2353", "PDX2", sce$model)</text:p>
      <text:p text:style-name="P10">sce$model &lt;- sub("HBRX1921", "PDX3", sce$model)</text:p>
      <text:p text:style-name="P10">sce$model &lt;- sub("HBRX2344", "PDX4", sce$model)</text:p>
      <text:p text:style-name="P10"/>
      <text:p text:style-name="P10"># Extract tissue types from cell names</text:p>
      <text:p text:style-name="P10">sce$tissue &lt;- sub("^s\\d+_mouse\\d+_\\w+_(.*?)_\\w+cells$", "\\1", colnames(sce))</text:p>
      <text:p text:style-name="P10"/>
      <text:p text:style-name="P10"># Normalize tissue types</text:p>
      <text:p text:style-name="P10">sce$tissue &lt;- gsub("Lung.CTRL", "Lung", sce$tissue)</text:p>
      <text:p text:style-name="P10">sce$tissue &lt;- gsub("Tumor.Control", "Tumor", sce$tissue)</text:p>
      <text:p text:style-name="P10">sce$tissue &lt;- gsub("Metastases", "Lung", sce$tissue)</text:p>
      <text:p text:style-name="P10">sce$tissue &lt;- gsub("s0024_mouse1a_MDAMB231_Tumor_1cells", "Tumor", sce$tissue)</text:p>
      <text:p text:style-name="P10">sce$tissue &lt;- gsub("s0035_mouse1a_MDAMB231_Tumor_1cells", "Tumor", sce$tissue)</text:p>
      <text:p text:style-name="P10">sce$tissue &lt;- gsub("_\\w+$", "", sce$tissue)</text:p>
      <text:p text:style-name="P10"/>
      <text:p text:style-name="P10"/>
      <text:p text:style-name="P10"># Plot t-SNE colored by model (Fig. 1d equivalent)</text:p>
      <text:p text:style-name="P10">plotTSNE(sce, colour_by = "model") + ggtitle("t-SNE by Model")</text:p>
      <text:p text:style-name="P10"/>
      <text:p text:style-name="P10"># Plot t-SNE colored by tissue (Fig. 1e equivalent) </text:p>
      <text:p text:style-name="P10">plotTSNE(sce, colour_by = "tissue") + ggtitle("t-SNE by Tissue")</text:p>
      <text:p text:style-name="P10"/>
      <text:p text:style-name="P10"># Cluster cells using Louvain algorithm on t-SNE graph</text:p>
      <text:p text:style-name="P10">set.seed(123)</text:p>
      <text:p text:style-name="P10"><text:soft-page-break/>sce$clusters_tsne &lt;- factor(cluster_louvain(g_tsne)$membership)</text:p>
      <text:p text:style-name="P10"/>
      <text:p text:style-name="P10"># Plot t-SNE colored by clusters (Fig. 2c equivalent)</text:p>
      <text:p text:style-name="P10">plotTSNE(sce, colour_by = "clusters_tsne") + ggtitle("t-SNE Clusters")</text:p>
      <text:p text:style-name="P10"/>
      <text:p text:style-name="P10"/>
      <text:p text:style-name="P10">#¬</text:p>
      <text:p text:style-name="P10"># Plot interactive t-SNE colored by model (Fig. 1d equivalent)</text:p>
      <text:p text:style-name="P10">tsne_model &lt;- plotTSNE(sce, colour_by = "model")</text:p>
      <text:p text:style-name="P10">tsne_model_interactive &lt;- ggplotly(tsne_model, tooltip = "text") %&gt;%</text:p>
      <text:p text:style-name="P10"><text:s text:c="2"/>layout(title = "t-SNE by Model")</text:p>
      <text:p text:style-name="P10"/>
      <text:p text:style-name="P10"># Print the interactive plot for model</text:p>
      <text:p text:style-name="P10">tsne_model_interactive</text:p>
      <text:p text:style-name="P10"/>
      <text:p text:style-name="P10"># Plot interactive t-SNE colored by tissue (Fig. 1e equivalent)</text:p>
      <text:p text:style-name="P10">tsne_tissue &lt;- plotTSNE(sce, colour_by = "tissue")</text:p>
      <text:p text:style-name="P10">tsne_tissue_interactive &lt;- ggplotly(tsne_tissue, tooltip = "text") %&gt;%</text:p>
      <text:p text:style-name="P10"><text:s text:c="2"/>layout(title = "t-SNE by Tissue")</text:p>
      <text:p text:style-name="P10"/>
      <text:p text:style-name="P10"># Print the interactive plot for tissue</text:p>
      <text:p text:style-name="P10">tsne_tissue_interactive</text:p>
      <text:p text:style-name="P10"/>
      <text:p text:style-name="P10"># Plot interactive t-SNE colored by clusters (Fig. 2c equivalent)</text:p>
      <text:p text:style-name="P10">tsne_clusters &lt;- plotTSNE(sce, colour_by = "clusters_tsne")</text:p>
      <text:p text:style-name="P10">tsne_clusters_interactive &lt;- ggplotly(tsne_clusters, tooltip = "text") %&gt;%</text:p>
      <text:p text:style-name="P10"><text:s text:c="2"/>layout(title = "t-SNE Clusters")</text:p>
      <text:p text:style-name="P10"/>
      <text:p text:style-name="P10"># Print the interactive plot for clusters</text:p>
      <text:p text:style-name="P10">tsne_clusters_interactive</text:p>
      <text:p text:style-name="P10">#¬</text:p>
      <text:p text:style-name="P10"/>
      <text:p text:style-name="P10">#######################################################################</text:p>
      <text:p text:style-name="P10"/>
      <text:p text:style-name="P10"><text:soft-page-break/>library(data.table)</text:p>
      <text:p text:style-name="P10">library(griph)</text:p>
      <text:p text:style-name="P10">library(scater)</text:p>
      <text:p text:style-name="P10">library(AnnotationDbi)</text:p>
      <text:p text:style-name="P10">library(stats)</text:p>
      <text:p text:style-name="P10">library(org.Hs.eg.db)</text:p>
      <text:p text:style-name="P10">library(scater)</text:p>
      <text:p text:style-name="P10">library(ggplot2)</text:p>
      <text:p text:style-name="P10">library(dplyr)</text:p>
      <text:p text:style-name="P10">library(scran)</text:p>
      <text:p text:style-name="P10">library(gridExtra)</text:p>
      <text:p text:style-name="P10">library(tidyr)</text:p>
      <text:p text:style-name="P10"/>
      <text:p text:style-name="P10"># Load the filtered counts data</text:p>
      <text:p text:style-name="P10">counts_filtered &lt;- fread("re_analysis_counts_afterQC.csv")</text:p>
      <text:p text:style-name="P10"/>
      <text:p text:style-name="P10"># Remove rows with NaN and duplicates</text:p>
      <text:p text:style-name="P10">counts_filtered &lt;- na.omit(counts_filtered) <text:s/></text:p>
      <text:p text:style-name="P10">counts_filtered &lt;- unique(counts_filtered)</text:p>
      <text:p text:style-name="P10"/>
      <text:p text:style-name="P10"># Convert gene symbols to Entrez IDs</text:p>
      <text:p text:style-name="P10">human &lt;- org.Hs.eg.db</text:p>
      <text:p text:style-name="P10">entrez_ids &lt;- mapIds(human, keys = counts_filtered$external_gene_name, keytype = "SYMBOL", column = "ENTREZID")</text:p>
      <text:p text:style-name="P10">counts_filtered$external_gene_name &lt;- entrez_ids</text:p>
      <text:p text:style-name="P10"/>
      <text:p text:style-name="P10"># Extract the count matrix and set row names to Entrez IDs</text:p>
      <text:p text:style-name="P10">count_matrix_filtered &lt;- as.matrix(counts_filtered[, -1]) </text:p>
      <text:p text:style-name="P10">rownames(count_matrix_filtered) &lt;- counts_filtered$external_gene_name</text:p>
      <text:p text:style-name="P10"/>
      <text:p text:style-name="P10"># Log-normalize the counts</text:p>
      <text:p text:style-name="P10">log_counts_filtered &lt;- log2(count_matrix_filtered + 1)</text:p>
      <text:p text:style-name="P10"/>
      <text:p text:style-name="P10"># Infer cell cycle stages</text:p>
      <text:p text:style-name="P10"><text:soft-page-break/>cc_scores &lt;- predictCellCycle(log_counts_filtered, org = "human.Whitfield", cor_thr = 0.2, refine_iter = 200)</text:p>
      <text:p text:style-name="P10"/>
      <text:p text:style-name="P10"># Calculate library complexity (percentage of detected genes)</text:p>
      <text:p text:style-name="P10">lib_complexity &lt;- colSums(log_counts_filtered &gt; 0) / nrow(log_counts_filtered) * 100</text:p>
      <text:p text:style-name="P10"/>
      <text:p text:style-name="P10"># Create a design matrix with cell cycle scores and library complexity</text:p>
      <text:p text:style-name="P10">design_matrix &lt;- model.matrix(~ cc_scores + lib_complexity)</text:p>
      <text:p text:style-name="P10"/>
      <text:p text:style-name="P10"># Regress out cell cycle and library complexity using lm</text:p>
      <text:p text:style-name="P10">reg_counts &lt;- t(apply(log_counts_filtered, 1, function(y) {</text:p>
      <text:p text:style-name="P10"><text:s text:c="2"/>fit &lt;- lm(y ~ design_matrix)</text:p>
      <text:p text:style-name="P10"><text:s text:c="2"/>residuals(fit)</text:p>
      <text:p text:style-name="P10">}))</text:p>
      <text:p text:style-name="P10"/>
      <text:p text:style-name="P10"># Add row and column names to the corrected counts matrix</text:p>
      <text:p text:style-name="P10">rownames(reg_counts) &lt;- rownames(log_counts_filtered)</text:p>
      <text:p text:style-name="P10">colnames(reg_counts) &lt;- colnames(log_counts_filtered)</text:p>
      <text:p text:style-name="P10"/>
      <text:p text:style-name="P10"># Update the SingleCellExperiment object with the new corrected counts</text:p>
      <text:p text:style-name="P10"># First, subset the sce object to match the dimensions of reg_counts</text:p>
      <text:p text:style-name="P10">sce_subset &lt;- sce[rownames(sce) %in% rownames(reg_counts), colnames(sce) %in% colnames(reg_counts)]</text:p>
      <text:p text:style-name="P10">assay(sce_subset, "logcounts") &lt;- reg_counts[rownames(sce_subset), colnames(sce_subset)]</text:p>
      <text:p text:style-name="P10">sce &lt;- sce_subset</text:p>
      <text:p text:style-name="P10"/>
      <text:p text:style-name="P10"># Extract library complexity (percentage of detected genes)</text:p>
      <text:p text:style-name="P10">sce$lib_complexity &lt;- lib_complexity[colnames(sce)]</text:p>
      <text:p text:style-name="P10"/>
      <text:p text:style-name="P10"># Assign the cell names from sce to the cc_scores vector</text:p>
      <text:p text:style-name="P10">names(cc_scores) &lt;- colnames(sce)</text:p>
      <text:p text:style-name="P10"/>
      <text:p text:style-name="P10"># Subset cc_scores to match the column names of sce</text:p>
      <text:p text:style-name="P10">cc_scores_subset &lt;- cc_scores[colnames(sce)]</text:p>
      <text:p text:style-name="P10"><text:soft-page-break/></text:p>
      <text:p text:style-name="P10"># Assign the subsetted cell cycle scores to the sce object</text:p>
      <text:p text:style-name="P10">sce$cell_cycle_phase &lt;- cc_scores_subset</text:p>
      <text:p text:style-name="P10"/>
      <text:p text:style-name="P10"># Categorize library complexity into four levels based on quartiles</text:p>
      <text:p text:style-name="P10">lib_complexity_levels &lt;- cut(sce$lib_complexity, breaks = quantile(sce$lib_complexity), </text:p>
      <text:p text:style-name="P10"><text:s text:c="29"/>labels = c("L1", "L2", "L3", "L4"), include.lowest = TRUE)</text:p>
      <text:p text:style-name="P10">sce$lib_complexity_level &lt;- lib_complexity_levels</text:p>
      <text:p text:style-name="P10"/>
      <text:p text:style-name="P10"># Plot t-SNE colored by library complexity levels (Fig. 2a equivalent)</text:p>
      <text:p text:style-name="P10">png("tsne_libcomplexity_levels.png", width = 800, height = 600)</text:p>
      <text:p text:style-name="P10">plotTSNE(sce, colour_by = "lib_complexity_level") + </text:p>
      <text:p text:style-name="P10"><text:s text:c="2"/>ggtitle("t-SNE by Library Complexity Levels") +</text:p>
      <text:p text:style-name="P10"><text:s text:c="2"/>scale_color_manual(values = c("L1" = "blue", "L2" = "green", "L3" = "orange", "L4" = "red"))</text:p>
      <text:p text:style-name="P10">dev.off()</text:p>
      <text:p text:style-name="P10"/>
      <text:p text:style-name="P10">#¬</text:p>
      <text:p text:style-name="P10"># Create interactive t-SNE plot colored by library complexity levels</text:p>
      <text:p text:style-name="P10">tsne_libcomplexity_interactive &lt;- plotTSNE(sce, colour_by = "lib_complexity_level") +</text:p>
      <text:p text:style-name="P10"><text:s text:c="2"/>ggtitle("t-SNE by Library Complexity Levels") +</text:p>
      <text:p text:style-name="P10"><text:s text:c="2"/>scale_color_manual(values = c("L1" = "blue", "L2" = "green", "L3" = "orange", "L4" = "red"))</text:p>
      <text:p text:style-name="P10"/>
      <text:p text:style-name="P10"># Convert to interactive plotly object</text:p>
      <text:p text:style-name="P10">tsne_libcomplexity_interactive &lt;- ggplotly(tsne_libcomplexity_interactive, tooltip = "text")</text:p>
      <text:p text:style-name="P10"/>
      <text:p text:style-name="P10"># Adjust layout to include legend and title</text:p>
      <text:p text:style-name="P10">tsne_libcomplexity_interactive &lt;- tsne_libcomplexity_interactive %&gt;%</text:p>
      <text:p text:style-name="P10"><text:s text:c="2"/>layout(title = "t-SNE by Library Complexity Levels",</text:p>
      <text:p text:style-name="P10"><text:s text:c="9"/>showlegend = TRUE,</text:p>
      <text:p text:style-name="P10"><text:s text:c="9"/>legend = list(x = 1.02, y = 0.5, orientation = "v"))</text:p>
      <text:p text:style-name="P10"/>
      <text:p text:style-name="P10"># Print the interactive plot</text:p>
      <text:p text:style-name="P10">tsne_libcomplexity_interactive</text:p>
      <text:p text:style-name="P10">#¬</text:p>
      <text:p text:style-name="P10"><text:soft-page-break/></text:p>
      <text:p text:style-name="P10"/>
      <text:p text:style-name="P10"># Combine cell cycle phases to match the original paper</text:p>
      <text:p text:style-name="P10">sce$cell_cycle_phase_combined &lt;- factor(sce$cell_cycle_phase, </text:p>
      <text:p text:style-name="P10"><text:s text:c="40"/>levels = c("G1.S", "G1.S/S", "S", "S/G2", "G2", "G2/G2.M", "G2.M", "G2.M/M.G1", "M.G1", "M.G1/G1.S"),</text:p>
      <text:p text:style-name="P10"><text:s text:c="40"/>labels = c("G1/S", "G1/S", "S", "S/G2", "G2/M", "G2/M", "G2/M", "G1", "G1", "G1/S"))</text:p>
      <text:p text:style-name="P10"/>
      <text:p text:style-name="P10"># Plot t-SNE colored by combined cell cycle phases (Fig. 2b equivalent)</text:p>
      <text:p text:style-name="P10">png("tsne_cellcycle_combined.png", width = 800, height = 600)</text:p>
      <text:p text:style-name="P10">plotTSNE(sce, colour_by = "cell_cycle_phase_combined") + ggtitle("t-SNE by Combined Cell Cycle Phases")</text:p>
      <text:p text:style-name="P10">dev.off()</text:p>
      <text:p text:style-name="P10"/>
      <text:p text:style-name="P10">#¬</text:p>
      <text:p text:style-name="P10"># Combine cell cycle phases to match the original paper</text:p>
      <text:p text:style-name="P10">sce$cell_cycle_phase_combined &lt;- factor(sce$cell_cycle_phase,</text:p>
      <text:p text:style-name="P10"><text:s text:c="40"/>levels = c("G1.S", "G1.S/S", "S", "S/G2", "G2", "G2/G2.M", "G2.M", "G2.M/M.G1", "M.G1", "M.G1/G1.S"),</text:p>
      <text:p text:style-name="P10"><text:s text:c="40"/>labels = c("G1/S", "G1/S", "S", "S/G2", "G2/M", "G2/M", "G2/M", "G1", "G1", "G1/S"))</text:p>
      <text:p text:style-name="P10"/>
      <text:p text:style-name="P10"/>
      <text:p text:style-name="P10"># Create a static t-SNE plot colored by combined cell cycle phases</text:p>
      <text:p text:style-name="P10">tsne_cellcycle_combined &lt;- plotTSNE(sce, colour_by = "cell_cycle_phase_combined") + </text:p>
      <text:p text:style-name="P10"><text:s text:c="2"/>ggtitle("t-SNE by Combined Cell Cycle Phases")</text:p>
      <text:p text:style-name="P10"/>
      <text:p text:style-name="P10"># Convert the static plot to an interactive plotly object</text:p>
      <text:p text:style-name="P10">tsne_cellcycle_combined_interactive &lt;- ggplotly(tsne_cellcycle_combined, tooltip = "text")</text:p>
      <text:p text:style-name="P10"/>
      <text:p text:style-name="P10"># Print the interactive plot</text:p>
      <text:p text:style-name="P10">tsne_cellcycle_combined_interactive</text:p>
      <text:p text:style-name="P10">#¬</text:p>
      <text:p text:style-name="P10"/>
      <text:p text:style-name="P10"><text:soft-page-break/></text:p>
      <text:p text:style-name="P10"/>
      <text:p text:style-name="P10"/>
      <text:p text:style-name="P10">cell_cycle_distribution &lt;- data.frame(</text:p>
      <text:p text:style-name="P10"><text:s text:c="2"/>Cluster = factor(sce$clusters_tsne),</text:p>
      <text:p text:style-name="P10"><text:s text:c="2"/>CellCycle = factor(sce$cell_cycle_phase_combined)</text:p>
      <text:p text:style-name="P10">)</text:p>
      <text:p text:style-name="P10"/>
      <text:p text:style-name="P10"># Count the number of cells per cell cycle stage in each cluster</text:p>
      <text:p text:style-name="P10">cell_cycle_distribution &lt;- cell_cycle_distribution %&gt;%</text:p>
      <text:p text:style-name="P10"><text:s text:c="2"/>group_by(Cluster, CellCycle) %&gt;%</text:p>
      <text:p text:style-name="P10"><text:s text:c="2"/>summarise(Count = n()) %&gt;%</text:p>
      <text:p text:style-name="P10"><text:s text:c="2"/>ungroup() %&gt;%</text:p>
      <text:p text:style-name="P10"><text:s text:c="2"/>mutate(Percentage = Count / sum(Count) * 100)</text:p>
      <text:p text:style-name="P10"/>
      <text:p text:style-name="P10"># Create a data frame for library complexity distribution per cluster</text:p>
      <text:p text:style-name="P10">library_complexity_distribution &lt;- data.frame(</text:p>
      <text:p text:style-name="P10"><text:s text:c="2"/>Cluster = factor(sce$clusters_tsne),</text:p>
      <text:p text:style-name="P10"><text:s text:c="2"/>LibraryComplexity = factor(sce$lib_complexity_level)</text:p>
      <text:p text:style-name="P10">)</text:p>
      <text:p text:style-name="P10"/>
      <text:p text:style-name="P10"># Count the number of cells per library complexity level in each cluster</text:p>
      <text:p text:style-name="P10">library_complexity_distribution &lt;- library_complexity_distribution %&gt;%</text:p>
      <text:p text:style-name="P10"><text:s text:c="2"/>group_by(Cluster, LibraryComplexity) %&gt;%</text:p>
      <text:p text:style-name="P10"><text:s text:c="2"/>summarise(Count = n()) %&gt;%</text:p>
      <text:p text:style-name="P10"><text:s text:c="2"/>ungroup() %&gt;%</text:p>
      <text:p text:style-name="P10"><text:s text:c="2"/>mutate(Percentage = Count / sum(Count) * 100)</text:p>
      <text:p text:style-name="P10"/>
      <text:p text:style-name="P10"># For the cell cycle bar graph</text:p>
      <text:p text:style-name="P10">png("cell_cycle_bar_graph.png", width = 800, height = 600)</text:p>
      <text:p text:style-name="P10">ggplot(cell_cycle_distribution, aes(x = Cluster, y = Percentage, fill = CellCycle)) +</text:p>
      <text:p text:style-name="P10"><text:s text:c="2"/>geom_bar(stat = "identity", position = "fill") +</text:p>
      <text:p text:style-name="P10"><text:s text:c="2"/>theme_minimal() +</text:p>
      <text:p text:style-name="P10"><text:s text:c="2"/>labs(x = "Cluster", y = "Cluster Composition (%)", fill = "Cell Cycle") +</text:p>
      <text:p text:style-name="P10"><text:soft-page-break/><text:s text:c="2"/>scale_fill_manual(values = c("G1" = "brown1", "G1/S" = "darkolivegreen3", "G2/M" = "cadetblue3", "S/G2" = "darkorchid2")) +</text:p>
      <text:p text:style-name="P10"><text:s text:c="2"/>theme(axis.text.x = element_text(angle = 90, hjust = 1))</text:p>
      <text:p text:style-name="P10">dev.off()</text:p>
      <text:p text:style-name="P10"/>
      <text:p text:style-name="P10"># For the library complexity bar graph</text:p>
      <text:p text:style-name="P10">png("library_complexity_bar_graph.png", width = 800, height = 600)</text:p>
      <text:p text:style-name="P10">ggplot(library_complexity_distribution, aes(x = Cluster, y = Percentage, fill = LibraryComplexity)) +</text:p>
      <text:p text:style-name="P10"><text:s text:c="2"/>geom_bar(stat = "identity", position = "fill") +</text:p>
      <text:p text:style-name="P10"><text:s text:c="2"/>theme_minimal() +</text:p>
      <text:p text:style-name="P10"><text:s text:c="2"/>labs(x = "Cluster", y = "Cluster Composition (%)", fill = "Library Complexity") +</text:p>
      <text:p text:style-name="P10"><text:s text:c="2"/>scale_fill_manual(values = c("L1" = "brown1", "L2" = "darkolivegreen3", "L3" = "cadetblue3", "L4" = "darkorchid2")) +</text:p>
      <text:p text:style-name="P10"><text:s text:c="2"/>theme(axis.text.x = element_text(angle = 90, hjust = 1))</text:p>
      <text:p text:style-name="P10">dev.off()</text:p>
      <text:p text:style-name="P10"/>
      <text:p text:style-name="P10">#¬</text:p>
      <text:p text:style-name="P10"># For the cell cycle bar graph</text:p>
      <text:p text:style-name="P10">cell_cycle_bar_graph_interactive &lt;- ggplot(cell_cycle_distribution, aes(x = Cluster, y = Percentage, fill = CellCycle, text = paste("Cluster:", Cluster, "&lt;br&gt;Cell Cycle:", CellCycle, "&lt;br&gt;Percentage:", round(Percentage, 2), "%"))) +</text:p>
      <text:p text:style-name="P10"><text:s text:c="2"/>geom_bar(stat = "identity", position = "fill") +</text:p>
      <text:p text:style-name="P10"><text:s text:c="2"/>theme_minimal() +</text:p>
      <text:p text:style-name="P10"><text:s text:c="2"/>labs(x = "Cluster", y = "Cluster Composition (%)", fill = "Cell Cycle") +</text:p>
      <text:p text:style-name="P10"><text:s text:c="2"/>scale_fill_manual(values = c("G1" = "brown1", "G1/S" = "darkolivegreen3", "G2/M" = "cadetblue3", "S/G2" = "darkorchid2")) +</text:p>
      <text:p text:style-name="P10"><text:s text:c="2"/>theme(axis.text.x = element_text(angle = 90, hjust = 1))</text:p>
      <text:p text:style-name="P10"/>
      <text:p text:style-name="P10">cell_cycle_bar_graph_interactive &lt;- ggplotly(cell_cycle_bar_graph_interactive, tooltip = "text")</text:p>
      <text:p text:style-name="P10">cell_cycle_bar_graph_interactive</text:p>
      <text:p text:style-name="P10"/>
      <text:p text:style-name="P10"># For the library complexity bar graph</text:p>
      <text:p text:style-name="P10">library_complexity_bar_graph_interactive &lt;- ggplot(library_complexity_distribution, aes(x = Cluster, y = Percentage, fill = LibraryComplexity, text = paste("Cluster:", Cluster, "&lt;br&gt;Library Complexity:", LibraryComplexity, "&lt;br&gt;Percentage:", round(Percentage, 2), "%"))) +</text:p>
      <text:p text:style-name="P10"><text:s text:c="2"/>geom_bar(stat = "identity", position = "fill") +</text:p>
      <text:p text:style-name="P10"><text:soft-page-break/><text:s text:c="2"/>theme_minimal() +</text:p>
      <text:p text:style-name="P10"><text:s text:c="2"/>labs(x = "Cluster", y = "Cluster Composition (%)", fill = "Library Complexity") +</text:p>
      <text:p text:style-name="P10"><text:s text:c="2"/>scale_fill_manual(values = c("L1" = "brown1", "L2" = "darkolivegreen3", "L3" = "cadetblue3", "L4" = "darkorchid2")) +</text:p>
      <text:p text:style-name="P10"><text:s text:c="2"/>theme(axis.text.x = element_text(angle = 90, hjust = 1))</text:p>
      <text:p text:style-name="P10"/>
      <text:p text:style-name="P10">library_complexity_bar_graph_interactive &lt;- ggplotly(library_complexity_bar_graph_interactive, tooltip = "text")</text:p>
      <text:p text:style-name="P10">library_complexity_bar_graph_interactive</text:p>
      <text:p text:style-name="P10"># Print the interactive plots</text:p>
      <text:p text:style-name="P10">cell_cycle_bar_graph_interactive</text:p>
      <text:p text:style-name="P10">library_complexity_bar_graph_interactive</text:p>
      <text:p text:style-name="P10">#¬</text:p>
      <text:p text:style-name="P10"/>
      <text:p text:style-name="P10"/>
      <text:p text:style-name="P10"/>
      <text:p text:style-name="P10"/>
      <text:p text:style-name="P10"># Create a data frame for model distribution per cluster</text:p>
      <text:p text:style-name="P10">model_distribution &lt;- data.frame(</text:p>
      <text:p text:style-name="P10"><text:s text:c="2"/>Cluster = factor(sce$clusters_tsne),</text:p>
      <text:p text:style-name="P10"><text:s text:c="2"/>Model = factor(sce$model)</text:p>
      <text:p text:style-name="P10">)</text:p>
      <text:p text:style-name="P10"/>
      <text:p text:style-name="P10"># Count the number of cells per model in each cluster</text:p>
      <text:p text:style-name="P10">model_distribution &lt;- model_distribution %&gt;%</text:p>
      <text:p text:style-name="P10"><text:s text:c="2"/>group_by(Cluster, Model) %&gt;%</text:p>
      <text:p text:style-name="P10"><text:s text:c="2"/>summarise(Count = n()) %&gt;%</text:p>
      <text:p text:style-name="P10"><text:s text:c="2"/>ungroup() %&gt;%</text:p>
      <text:p text:style-name="P10"><text:s text:c="2"/>mutate(Percentage = Count / sum(Count) * 100)</text:p>
      <text:p text:style-name="P10"/>
      <text:p text:style-name="P10"># Plot the model distribution bar graph</text:p>
      <text:p text:style-name="P10">png("model_distribution_bar_graph.png", width = 800, height = 600)</text:p>
      <text:p text:style-name="P10">ggplot(model_distribution, aes(x = Cluster, y = Percentage, fill = Model)) +</text:p>
      <text:p text:style-name="P10"><text:s text:c="2"/>geom_bar(stat = "identity", position = "fill") +</text:p>
      <text:p text:style-name="P10"><text:soft-page-break/><text:s text:c="2"/>theme_minimal() +</text:p>
      <text:p text:style-name="P10"><text:s text:c="2"/>labs(x = "Cluster", y = "Cluster Composition (%)", fill = "Model") +</text:p>
      <text:p text:style-name="P10"><text:s text:c="2"/>scale_fill_manual(values = c("PDX1" = "brown1", "PDX2" = "darkolivegreen3", "PDX3" = "cadetblue3", "PDX4" = "darkorchid2", "MDAMB231" = "pink")) +</text:p>
      <text:p text:style-name="P10"><text:s text:c="2"/>theme(axis.text.x = element_text(angle = 90, hjust = 1))</text:p>
      <text:p text:style-name="P11"><text:span text:style-name="T10">dev.off()</text:span><text:span text:style-name="T17"><text:line-break/>```</text:span><text:span text:style-name="T10"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, Arial_EmbeddedFont, Arial_MSFontService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2T01:32:42.849617723</meta:creation-date>
    <meta:generator>LibreOffice/7.3.7.2$Linux_X86_64 LibreOffice_project/30$Build-2</meta:generator>
    <dc:date>2024-04-29T22:38:15.868665137</dc:date>
    <meta:editing-duration>PT39M10S</meta:editing-duration>
    <meta:editing-cycles>25</meta:editing-cycles>
    <meta:document-statistic meta:table-count="0" meta:image-count="0" meta:object-count="0" meta:page-count="12" meta:paragraph-count="273" meta:word-count="1592" meta:character-count="13783" meta:non-whitespace-character-count="12072"/>
  </office:meta>
</office:document-meta>
</file>